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58ad"/>
    </style:style>
    <style:style style:name="P2" style:family="paragraph" style:parent-style-name="Standard">
      <style:text-properties fo:font-size="10pt"/>
    </style:style>
    <style:style style:name="P3" style:family="paragraph" style:parent-style-name="Standard">
      <style:text-properties fo:font-size="10pt" officeooo:rsid="000658ad" officeooo:paragraph-rsid="000658ad" style:font-size-asian="10pt" style:font-size-complex="10pt"/>
    </style:style>
    <style:style style:name="P4" style:family="paragraph" style:parent-style-name="Standard">
      <style:text-properties fo:font-size="10pt" officeooo:rsid="00077060" officeooo:paragraph-rsid="00077060" style:font-size-asian="10pt" style:font-size-complex="10pt"/>
    </style:style>
    <style:style style:name="P5" style:family="paragraph" style:parent-style-name="Standard">
      <style:text-properties fo:font-size="10pt" officeooo:rsid="0007e486" officeooo:paragraph-rsid="0007e486" style:font-size-asian="10pt" style:font-size-complex="10pt"/>
    </style:style>
    <style:style style:name="P6" style:family="paragraph" style:parent-style-name="Standard">
      <style:text-properties fo:font-size="10pt" officeooo:rsid="000bbeb4" officeooo:paragraph-rsid="000bbeb4" style:font-size-asian="10pt" style:font-size-complex="10pt"/>
    </style:style>
    <style:style style:name="P7" style:family="paragraph" style:parent-style-name="Standard">
      <style:text-properties fo:font-size="10pt" officeooo:rsid="000bbeb4" officeooo:paragraph-rsid="00111bb5" style:font-size-asian="10pt" style:font-size-complex="10pt"/>
    </style:style>
    <style:style style:name="P8" style:family="paragraph" style:parent-style-name="Standard">
      <style:text-properties fo:font-size="10pt" officeooo:rsid="0010f3d1" officeooo:paragraph-rsid="0010f3d1" style:font-size-asian="10pt" style:font-size-complex="10pt"/>
    </style:style>
    <style:style style:name="P9" style:family="paragraph" style:parent-style-name="Standard">
      <style:text-properties fo:font-size="10pt" officeooo:rsid="00111bb5" officeooo:paragraph-rsid="00111bb5" style:font-size-asian="10pt" style:font-size-complex="10pt"/>
    </style:style>
    <style:style style:name="P10" style:family="paragraph" style:parent-style-name="Standard">
      <style:text-properties fo:font-size="10pt" officeooo:rsid="000658ad" officeooo:paragraph-rsid="000658ad" style:font-size-asian="8.75pt" style:font-size-complex="10pt"/>
    </style:style>
    <style:style style:name="P11" style:family="paragraph" style:parent-style-name="Standard">
      <style:text-properties fo:font-size="10pt" officeooo:rsid="002aaf04" officeooo:paragraph-rsid="002c7340"/>
    </style:style>
    <style:style style:name="P12" style:family="paragraph" style:parent-style-name="Standard">
      <style:text-properties fo:font-size="10pt" officeooo:rsid="002c7340" officeooo:paragraph-rsid="002c7340"/>
    </style:style>
    <style:style style:name="P13" style:family="paragraph" style:parent-style-name="Standard">
      <style:text-properties fo:font-size="10pt" officeooo:rsid="002dbe39" officeooo:paragraph-rsid="002dbe39"/>
    </style:style>
    <style:style style:name="P14" style:family="paragraph" style:parent-style-name="Standard">
      <style:text-properties fo:font-size="10pt" officeooo:paragraph-rsid="003bc749"/>
    </style:style>
    <style:style style:name="P15" style:family="paragraph" style:parent-style-name="Standard">
      <style:text-properties fo:font-size="10pt" officeooo:paragraph-rsid="003d8c73"/>
    </style:style>
    <style:style style:name="P16" style:family="paragraph" style:parent-style-name="Standard">
      <style:text-properties officeooo:paragraph-rsid="000f0b28"/>
    </style:style>
    <style:style style:name="P17" style:family="paragraph" style:parent-style-name="Standard">
      <style:text-properties officeooo:paragraph-rsid="0016ef84"/>
    </style:style>
    <style:style style:name="P18" style:family="paragraph" style:parent-style-name="Standard">
      <style:text-properties officeooo:rsid="001c7a98" officeooo:paragraph-rsid="001c7a98"/>
    </style:style>
    <style:style style:name="P19" style:family="paragraph" style:parent-style-name="Standard">
      <style:text-properties officeooo:rsid="001e1eac" officeooo:paragraph-rsid="001e1eac"/>
    </style:style>
    <style:style style:name="P20" style:family="paragraph" style:parent-style-name="Standard">
      <style:text-properties officeooo:rsid="002003bc" officeooo:paragraph-rsid="002003bc"/>
    </style:style>
    <style:style style:name="P21" style:family="paragraph" style:parent-style-name="Standard">
      <style:text-properties officeooo:rsid="00207bd4" officeooo:paragraph-rsid="00207bd4"/>
    </style:style>
    <style:style style:name="P22" style:family="paragraph" style:parent-style-name="Standard">
      <style:text-properties officeooo:paragraph-rsid="00227a4e"/>
    </style:style>
    <style:style style:name="P23" style:family="paragraph" style:parent-style-name="Standard">
      <style:text-properties officeooo:paragraph-rsid="00232b68"/>
    </style:style>
    <style:style style:name="P24" style:family="paragraph" style:parent-style-name="Standard">
      <style:text-properties officeooo:rsid="00232b68" officeooo:paragraph-rsid="00232b68"/>
    </style:style>
    <style:style style:name="P25" style:family="paragraph" style:parent-style-name="Standard">
      <style:text-properties officeooo:rsid="002480e2" officeooo:paragraph-rsid="002480e2"/>
    </style:style>
    <style:style style:name="P26" style:family="paragraph" style:parent-style-name="Standard">
      <style:text-properties fo:color="#c9211e"/>
    </style:style>
    <style:style style:name="P27" style:family="paragraph" style:parent-style-name="Standard">
      <style:text-properties fo:color="#c9211e" fo:font-size="10pt" officeooo:rsid="0012d2ed" officeooo:paragraph-rsid="0012d2ed" style:font-size-asian="10pt" style:font-size-complex="10pt"/>
    </style:style>
    <style:style style:name="P28" style:family="paragraph" style:parent-style-name="Standard">
      <style:text-properties fo:color="#c9211e" fo:font-size="10pt" officeooo:rsid="000658ad" officeooo:paragraph-rsid="000658ad" style:font-size-asian="10pt" style:font-size-complex="10pt"/>
    </style:style>
    <style:style style:name="P29" style:family="paragraph" style:parent-style-name="Standard">
      <style:text-properties fo:color="#c9211e" fo:font-size="10pt" officeooo:rsid="00135bb1" officeooo:paragraph-rsid="00135bb1" style:font-size-asian="10pt" style:font-size-complex="10pt"/>
    </style:style>
    <style:style style:name="P30" style:family="paragraph" style:parent-style-name="Standard">
      <style:text-properties officeooo:paragraph-rsid="002705da"/>
    </style:style>
    <style:style style:name="P31" style:family="paragraph" style:parent-style-name="Standard">
      <style:text-properties officeooo:paragraph-rsid="002988b7"/>
    </style:style>
    <style:style style:name="P32" style:family="paragraph" style:parent-style-name="Standard">
      <style:text-properties officeooo:rsid="002988b7" officeooo:paragraph-rsid="002988b7"/>
    </style:style>
    <style:style style:name="P33" style:family="paragraph" style:parent-style-name="Standard">
      <style:text-properties officeooo:rsid="002a9b9b" officeooo:paragraph-rsid="002a9b9b"/>
    </style:style>
    <style:style style:name="P34" style:family="paragraph" style:parent-style-name="Standard">
      <style:text-properties officeooo:rsid="002aaf04" officeooo:paragraph-rsid="002aaf04"/>
    </style:style>
    <style:style style:name="P35" style:family="paragraph" style:parent-style-name="Standard">
      <style:text-properties officeooo:paragraph-rsid="00320e36"/>
    </style:style>
    <style:style style:name="P36" style:family="paragraph" style:parent-style-name="Standard">
      <style:text-properties fo:color="#ff0000" fo:font-size="10pt" officeooo:rsid="0016ef84" officeooo:paragraph-rsid="0016ef84" style:font-size-asian="10pt" style:font-size-complex="10pt"/>
    </style:style>
    <style:style style:name="P37" style:family="paragraph" style:parent-style-name="Standard">
      <style:text-properties fo:color="#ff0000" fo:font-size="10pt" officeooo:rsid="003d8c73" officeooo:paragraph-rsid="003d8c73" style:font-size-asian="10pt" style:font-size-complex="10pt"/>
    </style:style>
    <style:style style:name="P38" style:family="paragraph" style:parent-style-name="Standard">
      <style:text-properties fo:color="#ff0000" fo:font-size="10pt" officeooo:paragraph-rsid="0018a7a6"/>
    </style:style>
    <style:style style:name="P39" style:family="paragraph" style:parent-style-name="Standard">
      <style:text-properties fo:color="#ff0000" fo:font-size="10pt" officeooo:rsid="001be295" officeooo:paragraph-rsid="001be295"/>
    </style:style>
    <style:style style:name="P40" style:family="paragraph" style:parent-style-name="Standard">
      <style:text-properties fo:color="#ff0000" fo:font-size="10pt" officeooo:rsid="003d8c73" officeooo:paragraph-rsid="003d8c73"/>
    </style:style>
    <style:style style:name="P41" style:family="paragraph" style:parent-style-name="Standard">
      <style:paragraph-properties fo:break-before="page"/>
      <style:text-properties fo:font-size="10pt" officeooo:rsid="0007e486" officeooo:paragraph-rsid="0007e486" style:font-size-asian="10pt" style:font-size-complex="10pt"/>
    </style:style>
    <style:style style:name="P42" style:family="paragraph" style:parent-style-name="Standard">
      <style:paragraph-properties fo:break-before="page"/>
      <style:text-properties fo:font-size="10pt" officeooo:rsid="00111bb5" officeooo:paragraph-rsid="00111bb5" style:font-size-asian="10pt" style:font-size-complex="10pt"/>
    </style:style>
    <style:style style:name="P43" style:family="paragraph" style:parent-style-name="Standard">
      <style:paragraph-properties fo:break-before="page"/>
      <style:text-properties officeooo:paragraph-rsid="001616c4"/>
    </style:style>
    <style:style style:name="P44" style:family="paragraph" style:parent-style-name="Standard">
      <style:paragraph-properties fo:break-before="page"/>
      <style:text-properties officeooo:paragraph-rsid="0016ef84"/>
    </style:style>
    <style:style style:name="T1" style:family="text">
      <style:text-properties officeooo:rsid="000658ad"/>
    </style:style>
    <style:style style:name="T2" style:family="text">
      <style:text-properties officeooo:rsid="00077060"/>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658ad" style:font-size-asian="10pt" style:font-size-complex="10pt"/>
    </style:style>
    <style:style style:name="T6" style:family="text">
      <style:text-properties fo:font-size="10pt" officeooo:rsid="0007e486" style:font-size-asian="10pt" style:font-size-complex="10pt"/>
    </style:style>
    <style:style style:name="T7" style:family="text">
      <style:text-properties fo:font-size="10pt" officeooo:rsid="000eec97" style:font-size-asian="10pt" style:font-size-complex="10pt"/>
    </style:style>
    <style:style style:name="T8" style:family="text">
      <style:text-properties fo:font-size="10pt" officeooo:rsid="000bbeb4" style:font-size-asian="10pt" style:font-size-complex="10pt"/>
    </style:style>
    <style:style style:name="T9" style:family="text">
      <style:text-properties fo:font-size="10pt" officeooo:rsid="0012d2ed" style:font-size-asian="10pt" style:font-size-complex="10pt"/>
    </style:style>
    <style:style style:name="T10" style:family="text">
      <style:text-properties fo:font-size="10pt" officeooo:rsid="00135bb1" style:font-size-asian="10pt" style:font-size-complex="10pt"/>
    </style:style>
    <style:style style:name="T11" style:family="text">
      <style:text-properties fo:font-size="10pt" officeooo:rsid="001616c4" style:font-size-asian="10pt" style:font-size-complex="10pt"/>
    </style:style>
    <style:style style:name="T12" style:family="text">
      <style:text-properties fo:font-size="10pt" officeooo:rsid="0016ef84" style:font-size-asian="10pt" style:font-size-complex="10pt"/>
    </style:style>
    <style:style style:name="T13" style:family="text">
      <style:text-properties fo:font-size="10pt" officeooo:rsid="001c7a98" style:font-size-asian="10pt" style:font-size-complex="10pt"/>
    </style:style>
    <style:style style:name="T14" style:family="text">
      <style:text-properties fo:font-size="10pt" officeooo:rsid="002003bc" style:font-size-asian="10pt" style:font-size-complex="10pt"/>
    </style:style>
    <style:style style:name="T15" style:family="text">
      <style:text-properties fo:font-size="10pt" officeooo:rsid="0020ec3a" style:font-size-asian="10pt" style:font-size-complex="10pt"/>
    </style:style>
    <style:style style:name="T16" style:family="text">
      <style:text-properties fo:font-size="10pt" officeooo:rsid="00227a4e" style:font-size-asian="10pt" style:font-size-complex="10pt"/>
    </style:style>
    <style:style style:name="T17" style:family="text">
      <style:text-properties fo:font-size="10pt" officeooo:rsid="00232b68" style:font-size-asian="10pt" style:font-size-complex="10pt"/>
    </style:style>
    <style:style style:name="T18" style:family="text">
      <style:text-properties fo:font-size="10pt" officeooo:rsid="002480e2" style:font-size-asian="10pt" style:font-size-complex="10pt"/>
    </style:style>
    <style:style style:name="T19" style:family="text">
      <style:text-properties fo:font-size="10pt" officeooo:rsid="00399efb" style:font-size-asian="10pt" style:font-size-complex="10pt"/>
    </style:style>
    <style:style style:name="T20" style:family="text">
      <style:text-properties fo:font-size="10pt" officeooo:rsid="002705da"/>
    </style:style>
    <style:style style:name="T21" style:family="text">
      <style:text-properties fo:font-size="10pt" officeooo:rsid="0028e8b0"/>
    </style:style>
    <style:style style:name="T22" style:family="text">
      <style:text-properties fo:font-size="10pt" officeooo:rsid="002988b7"/>
    </style:style>
    <style:style style:name="T23" style:family="text">
      <style:text-properties fo:font-size="10pt" officeooo:rsid="002a9b9b"/>
    </style:style>
    <style:style style:name="T24" style:family="text">
      <style:text-properties fo:font-size="10pt" officeooo:rsid="002aaf04"/>
    </style:style>
    <style:style style:name="T25" style:family="text">
      <style:text-properties fo:font-size="10pt" officeooo:rsid="0033733a"/>
    </style:style>
    <style:style style:name="T26" style:family="text">
      <style:text-properties fo:font-size="10pt" officeooo:rsid="0033cba0"/>
    </style:style>
    <style:style style:name="T27" style:family="text">
      <style:text-properties fo:font-size="10pt" officeooo:rsid="00320e36"/>
    </style:style>
    <style:style style:name="T28" style:family="text">
      <style:text-properties fo:font-size="10pt" officeooo:rsid="0035c70f"/>
    </style:style>
    <style:style style:name="T29" style:family="text">
      <style:text-properties fo:font-size="10pt" officeooo:rsid="0037b8d7"/>
    </style:style>
    <style:style style:name="T30" style:family="text">
      <style:text-properties fo:font-size="10pt" officeooo:rsid="003bc749"/>
    </style:style>
    <style:style style:name="T31" style:family="text">
      <style:text-properties fo:font-size="10pt" officeooo:rsid="003d8c73"/>
    </style:style>
    <style:style style:name="T32" style:family="text">
      <style:text-properties officeooo:rsid="0009553c"/>
    </style:style>
    <style:style style:name="T33" style:family="text">
      <style:text-properties officeooo:rsid="000aa1c7"/>
    </style:style>
    <style:style style:name="T34" style:family="text">
      <style:text-properties style:text-position="super 58%"/>
    </style:style>
    <style:style style:name="T35" style:family="text">
      <style:text-properties officeooo:rsid="000c8d46"/>
    </style:style>
    <style:style style:name="T36" style:family="text">
      <style:text-properties officeooo:rsid="000cfb53"/>
    </style:style>
    <style:style style:name="T37" style:family="text">
      <style:text-properties officeooo:rsid="000eec97"/>
    </style:style>
    <style:style style:name="T38" style:family="text">
      <style:text-properties officeooo:rsid="000f75f6"/>
    </style:style>
    <style:style style:name="T39" style:family="text">
      <style:text-properties officeooo:rsid="0010f3d1"/>
    </style:style>
    <style:style style:name="T40" style:family="text">
      <style:text-properties officeooo:rsid="00111bb5"/>
    </style:style>
    <style:style style:name="T41" style:family="text">
      <style:text-properties officeooo:rsid="0011a675"/>
    </style:style>
    <style:style style:name="T42" style:family="text">
      <style:text-properties officeooo:rsid="0012d2ed"/>
    </style:style>
    <style:style style:name="T43" style:family="text">
      <style:text-properties officeooo:rsid="00135bb1"/>
    </style:style>
    <style:style style:name="T44" style:family="text">
      <style:text-properties style:font-size-asian="10pt" style:font-size-complex="10pt"/>
    </style:style>
    <style:style style:name="T45" style:family="text">
      <style:text-properties officeooo:rsid="0016ef84" style:font-size-asian="10pt" style:font-size-complex="10pt"/>
    </style:style>
    <style:style style:name="T46" style:family="text">
      <style:text-properties officeooo:rsid="0018a7a6" style:font-size-asian="10pt" style:font-size-complex="10pt"/>
    </style:style>
    <style:style style:name="T47" style:family="text">
      <style:text-properties officeooo:rsid="001be295" style:font-size-asian="10pt" style:font-size-complex="10pt"/>
    </style:style>
    <style:style style:name="T48" style:family="text">
      <style:text-properties officeooo:rsid="00147733"/>
    </style:style>
    <style:style style:name="T49" style:family="text">
      <style:text-properties officeooo:rsid="0015a377"/>
    </style:style>
    <style:style style:name="T50" style:family="text">
      <style:text-properties officeooo:rsid="001616c4"/>
    </style:style>
    <style:style style:name="T51" style:family="text">
      <style:text-properties officeooo:rsid="0018a7a6"/>
    </style:style>
    <style:style style:name="T52" style:family="text">
      <style:text-properties officeooo:rsid="002576f2"/>
    </style:style>
    <style:style style:name="T53" style:family="text">
      <style:text-properties fo:color="#00a933"/>
    </style:style>
    <style:style style:name="T54" style:family="text">
      <style:text-properties fo:color="#00a933" fo:font-size="10pt" officeooo:rsid="0028e8b0"/>
    </style:style>
    <style:style style:name="T55" style:family="text">
      <style:text-properties fo:color="#00a933" fo:font-size="10pt" officeooo:rsid="00135bb1" style:font-size-asian="10pt" style:font-size-complex="10pt"/>
    </style:style>
    <style:style style:name="T56" style:family="text">
      <style:text-properties fo:color="#00a933" officeooo:rsid="0030cbe0"/>
    </style:style>
    <style:style style:name="T57" style:family="text">
      <style:text-properties officeooo:rsid="002c7340"/>
    </style:style>
    <style:style style:name="T58" style:family="text">
      <style:text-properties officeooo:rsid="002dbe39"/>
    </style:style>
    <style:style style:name="T59" style:family="text">
      <style:text-properties officeooo:rsid="002fad42"/>
    </style:style>
    <style:style style:name="T60" style:family="text">
      <style:text-properties officeooo:rsid="00320e36"/>
    </style:style>
    <style:style style:name="T61" style:family="text">
      <style:text-properties officeooo:rsid="003bc749"/>
    </style:style>
    <style:style style:name="T62" style:family="text">
      <style:text-properties officeooo:rsid="003d351e"/>
    </style:style>
    <style:style style:name="T63" style:family="text">
      <style:text-properties officeooo:rsid="003d8c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text:p>
      <text:p text:style-name="P1"><text:span text:style-name="T5">Subsection 1 – General intro – no figs, no equations, </text:span><text:span text:style-name="T6">500 </text:span><text:span text:style-name="T5">words</text:span></text:p>
      <text:p text:style-name="P3"/>
      <text:p text:style-name="P3">Topics to cover:</text:p>
      <text:p text:style-name="P3"/>
      <text:p text:style-name="P4">Quick 1 para opening</text:p>
      <text:p text:style-name="P4">What are grav waves</text:p>
      <text:p text:style-name="P4">types of grav waves</text:p>
      <text:p text:style-name="P4">set out we’re focussing on GWs from merging CBC which emit theses GWs as they go from IMR </text:p>
      <text:p text:style-name="P4"/>
      <text:p text:style-name="P5">Comment on literature and status of detection</text:p>
      <text:p text:style-name="P4">How we search for them</text:p>
      <text:p text:style-name="P4">Improvements to LIGO network</text:p>
      <text:p text:style-name="P3">Search/detection pipelines, - PyCBC and GstLAL <text:span text:style-name="T2">Search pipelines using matched filtering </text:span></text:p>
      <text:p text:style-name="P4">As networks become more sensitive and more mergers are being detected, the ability to determine the parameters of the merger quickly and accurately become of significnt interest...links to subsection2</text:p>
      <text:p text:style-name="P3"/>
      <text:p text:style-name="P3"/>
      <text:p text:style-name="P3"/>
      <text:p text:style-name="P42">For a nice fit for subsection 2 to start on page 2, seems like it might need to be closer to 600 words</text:p>
      <text:p text:style-name="P9"/>
      <text:p text:style-name="P9">Draft 0 – 340 words.</text:p>
      <text:p text:style-name="P3"/>
      <text:p text:style-name="P3">From their first hypothesis~\cite{einstein1} to the first direct detection of signal from binary black hole coalescence~\cite{abbott2016observation} by Advanced LIGO~\cite{advancedLIGO} and Advanced VIRGO~\cite{advan<text:span text:style-name="T33">c</text:span>edVIRGO} square-kilometre interferometers, we find ourselves in an exciting new epoch of gravitational physics. <text:span text:style-name="T33">(change this last phrase).</text:span></text:p>
      <text:p text:style-name="P3"/>
      <text:p text:style-name="P16"><text:span text:style-name="T5">As </text:span><text:span text:style-name="T7">theorised</text:span><text:span text:style-name="T5"> in </text:span><text:span text:style-name="T7">general relaitivty</text:span><text:span text:style-name="T5"> gravitational waves are stretching </text:span><text:span text:style-name="T7">and </text:span><text:span text:style-name="T5">deformation of space-time from rotating massive objects. </text:span><text:span text:style-name="T7">S</text:span><text:span text:style-name="T5">ources can be spilt into two types: continuous grav waves (CWs) and transient grav wave signals (GWs). </text:span><text:span text:style-name="T8">There is Much ongoing work concerning Cws </text:span><text:span text:style-name="T7">\cite</text:span><text:span text:style-name="T8">{bayley2019soap} </text:span><text:span text:style-name="T7">and even significant effort to implement deep-learning techniques \cite{bayley2020soapML,cwml2019}</text:span><text:span text:style-name="T8"> however this paper solely focuses on GW transients, in particualr from compact binary coalesnecs (CBCs)</text:span></text:p>
      <text:p text:style-name="P3"/>
      <text:p text:style-name="P8">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6"/>
      <text:p text:style-name="P7">Intro detector network, 2<text:span text:style-name="T34">nd</text:span> gen, getting ready for (<text:span text:style-name="T1">Future additions to network – </text:span><text:span text:style-name="T38">Japan </text:span><text:span text:style-name="T1">KAGRA</text:span><text:span text:style-name="T38">~\cite{kagra}</text:span><text:span text:style-name="T1">, INDIA</text:span><text:span text:style-name="T38">~\cite{UNNIKRISHNAN_2013}</text:span><text:span text:style-name="T1"> etc. (need citations)</text:span>), <text:span text:style-name="T36">introduce the idea of waveform banks (links to the specific template banks of next subseciton), </text:span><text:span text:style-name="T37">observing run of transients (need to stress the main </text:span><text:span text:style-name="T38">observations are CBCs</text:span><text:span text:style-name="T37">), </text:span><text:span text:style-name="T38">sensitive frequency band. </text:span><text:span text:style-name="T39">Observe through a process of matched filtering using specific detection pipelines </text:span><text:span text:style-name="T1">PyCBC~\cite{pycbc2016} and GstLal (gen1 - \cite{gstlal_gen1_2017}, gen2 - \cite{gstlal_gen2_2019}), </text:span><text:span text:style-name="T39">by comparing incom</text:span><text:span text:style-name="T40">ing observed detector strain pattern to a bank of modelled templated waveforms, modelled by solving GR equations using computational modelling technique numerical relativity </text:span><text:span text:style-name="T51">and EOB methods \cite{PhysRevLett.95.121101,PhysRevD.59.084006}</text:span><text:span text:style-name="T40">. </text:span></text:p>
      <text:p text:style-name="P7"/>
      <text:p text:style-name="P7"><text:span text:style-name="T1">Having completed both </text:span><text:span text:style-name="T41">O</text:span><text:span text:style-name="T1">3 runs the detectors are currently undergoing improvements </text:span><text:span text:style-name="T40">(instrumental) </text:span><text:span text:style-name="T1">in prep for o4 run with more detectors added (mention more detectors being added) </text:span><text:span text:style-name="T36">and increased detector sensitivity there is much more CBCs going to be detected and </text:span>Observing runs are just for Gwtransients. <text:span text:style-name="T1">With the first two observing runs~\cite{BBHo1,gwtc1} and the first half of the third run~\cite{gwtc2} findings published along with corresponding public data release, the </text:span><text:span text:style-name="T32">field of GW research find itself at the forefront of new science.</text:span><text:span text:style-name="T1"> </text:span></text:p>
      <text:p text:style-name="P3"/>
      <text:p text:style-name="P3"/>
      <text:p text:style-name="P3"/>
      <text:p text:style-name="P3"/>
      <text:p text:style-name="P3"/>
      <text:p text:style-name="P3"/>
      <text:p text:style-name="P3"/>
      <text:p text:style-name="P3"/>
      <text:p text:style-name="P3"/>
      <text:p text:style-name="P41">Subsection 2 – <text:span text:style-name="T42">PE </text:span>1500 words, <text:span text:style-name="T42">2 tables, no figs, 3 equations. </text:span><text:span text:style-name="T49">Skeleton:</text:span></text:p>
      <text:p text:style-name="P3"/>
      <text:p text:style-name="P27">Intro PE + params, <text:span text:style-name="T53">(link to first 2 cols of Table 1) </text:span>(already introduced waveform in prev section, can build straight from that) <text:span text:style-name="T50">(need to give table a caption)</text:span> </text:p>
      <text:p text:style-name="P27"/>
      <text:p text:style-name="P30"><text:span text:style-name="T20">Once the detector network has </text:span><text:span text:style-name="T21">is confident it has detected a gravitaional wavefrom consistent with CBC, an important task is to infer the parameters of the merger through a technique called parameter estimation (PE). CBCs are typically described by 15 parameters, as shown in </text:span><text:span text:style-name="T54">Table 1</text:span><text:span text:style-name="T21">. Instrinsic parameters of masses and spins whilts the 7 extrinsic parameters describe the location and orientation of the merger relative to the detector networks. These parameters can be inferred by similarly comparing their waveform signature to a bank of template modelled waveforms and the most optimium way to do that ~\ref{2009CQGra..26o5017S}is throug hthe computationally expensive Bayesiun inference.</text:span></text:p>
      <text:p text:style-name="P28"/>
      <text:p text:style-name="P27">PE relies on bayesian inf with relaies on Bayesian Stats...<text:span text:style-name="T53">(3eqns)</text:span> – <text:span text:style-name="T43">introduce usefulness of bayesian evidence.</text:span></text:p>
      <text:p text:style-name="P27"/>
      <text:p text:style-name="P31"><text:span text:style-name="T22">Bayesian inference is built upon the mathematical framework of Bayesian statistics~\ref{bayesog} which differs from classical statistics by approaching probability as a degree of belief relative to prior knowledge rather than just on the current experimental data. Bayesian statistics is based on Bayes’ Theorem~\ref{Bayestheorem} applied to PE can be represented as</text:span></text:p>
      <text:p text:style-name="P31"><text:span text:style-name="T22"/></text:p>
      <text:p text:style-name="P32"><text:span text:style-name="T3">eq1,</text:span></text:p>
      <text:p text:style-name="P32"><text:span text:style-name="T3"/></text:p>
      <text:p text:style-name="P32"><text:span text:style-name="T3">where x are the inference parameters, y is the observed </text:span><text:span text:style-name="T23">detector strain data which represents the</text:span><text:span text:style-name="T3"> </text:span><text:span text:style-name="T23">CBC </text:span><text:span text:style-name="T3">waveform, </text:span><text:span text:style-name="T23">$p(x|y)$ is the posterior probability read as ‘the probability of the parameters given the input data’. ${\cal L}(y|x)$ is the likelihood, $p(x)$ is the prior knowledge of the parameters and ${\cal Z}$ is the Bayesian evidence. The Bayesian evidence can be evaluated from the likelihood and prior by </text:span></text:p>
      <text:p text:style-name="P32"><text:span text:style-name="T23"/></text:p>
      <text:p text:style-name="P33"><text:span text:style-name="T3">eq</text:span><text:span text:style-name="T24">2,</text:span></text:p>
      <text:p text:style-name="P33"><text:span text:style-name="T3"/></text:p>
      <text:p text:style-name="P33"><text:span text:style-name="T3">where ${\cal Z}$ is a very useful measurement to quantify and compare results of different models\ref{sivia2006textbook}. However, in the framework of PE we are only interested in the shape of the posterior so the Bayesian evidence acts merely as a normalisation constant which can be </text:span><text:span text:style-name="T24">ignored. This means we can represent Bayes’ Theorem with respect to GW PE as </text:span></text:p>
      <text:p text:style-name="P32"><text:span text:style-name="T3"/></text:p>
      <text:p text:style-name="P34"><text:span text:style-name="T3">eq3.</text:span></text:p>
      <text:p text:style-name="P32"><text:span text:style-name="T3"/></text:p>
      <text:p text:style-name="P27"/>
      <text:p text:style-name="P26"><text:span text:style-name="T9">Bayesian inference </text:span><text:span text:style-name="T10">in practise – software is BILBY, LALinference, PyCBCInference</text:span> \<text:span text:style-name="T4">cite{lalinference,PyCBCInference,bilby</text:span><text:span text:style-name="T10">} algorithms are MCMC or NS – Ns is more verstaile as it can evalute Bayesian Evidence also (already explained why that’s useful) samplers are…. Dont need to list the samplers here, just the refs and link to </text:span><text:span text:style-name="T55">table 2</text:span><text:span text:style-name="T10">.</text:span></text:p>
      <text:p text:style-name="P26"/>
      <text:p text:style-name="P11">With the dimension of the posterior matching the number of inferred parameters, evaluation of this high-dimensional probability becomes infeasible analytically. Instead of evaluating the probability surface, we must instead stochastically sample from it to estimate the posterior distribution. The main software used for LIGO PE is \bilby~\cite{bilby}, \lalinference~\cite{lalinference} and \pycbcinference~\cite{PyCBCInference} which contain a selection of samplers operating on a MCMC algorithm<text:span text:style-name="T57">~\cite{emcee,ptemcee} </text:span>and/or NS algorithm<text:span text:style-name="T57">~\cite{dynesty,cpnest}.</text:span></text:p>
      <text:p text:style-name="P11"/>
      <text:p text:style-name="P12">NS~\cite{Skilling2004} and MCMC~\cite{Metropolis1953,Hastings1970,Hogg} algorithms work by stochastically sampling from the prior <text:span text:style-name="T58">and computing a liklehood estimate comparing the input waveform to a waveform generated from the prior sample. Then both methods accept or reject this likelihood value via their individual algorithm until the most optimum posterior is estimated iteratively. An added bonus of NS samplers are the added versatility of computing likelihood for each sample and the overall Bayesian evidence. </text:span></text:p>
      <text:p text:style-name="P12"/>
      <text:p text:style-name="P13">These established sampling methods provide very high quality posterior estimates however the iterative likelihood evaluations make these Bayesian inference calculations very computationally demanding and time consuming with run-time to generate 10000 posterior samples $\mathcal{O}(10\text{hours})$,<text:span text:style-name="T53"> </text:span><text:span text:style-name="T56">see Table 2. </text:span>Because of this time consuming nature, much recent work has been focused on <text:span text:style-name="T60">HPC and High throughput computing techniques to </text:span>reduc<text:span text:style-name="T60">e</text:span> this run-time~\ref{smith,purrer,canizares,gpu_inference,gpu_rit,2016PhRvD..94d4031S,2019PhRvD..99h4026W,2019PhRvD.100d3030T}<text:span text:style-name="T59">however these improvements on traditional sampling methods only reduce run-times by $\mathcal{O}(1-2)$ orders of magnitude. </text:span></text:p>
      <text:p text:style-name="P11"/>
      <text:p text:style-name="P26"><text:soft-page-break/></text:p>
      <text:p text:style-name="P28">Motivation for <text:span text:style-name="T43">fast and accurate </text:span>PE at the end – MM astronomy(gw170817)<text:span text:style-name="T49">\cite{GW170817_mma}</text:span> <text:span text:style-name="T43">(birth of MMA, detectors sensitive enough to detect NS – only going to get more and more)</text:span>(Motivates fast PE), Hubble constant etc. <text:span text:style-name="T49">\cite{GW170817_Hubble}</text:span>(Motivates accurate.) and subsection2 – <text:span text:style-name="T2">really need to re invent the PE method as detector sensitivty gets better – </text:span><text:span text:style-name="T35">to push new sceince leading edge. </text:span><text:span text:style-name="T43">Whilst these methods are accurate, they struggle with speed, table 2 shows on order 10 hours to generate a meaningful sample batch from posterior. (even with some clever software to speed up by order of 2 (2 hunter refs under his speed table) its too slow)</text:span></text:p>
      <text:p text:style-name="P29"/>
      <text:p text:style-name="P35"><text:span text:style-name="T25">In the first observing runs, the was a focus on accurate PE to enable new test of relativistic astrophysical theories~\cite{GW170817_Hubble,GW150914_gr,Schutz} however in the wake of GW170817 – the first </text:span><text:span text:style-name="T26">BNS – it gave rise to MMA</text:span><text:span text:style-name="T27">~\cite{GW170817_mma} </text:span><text:span text:style-name="T26">where in this new field of science, emphasis is set on fast PE for rapid sky localisation for follow-up observations of EM counterparts. This shift motivates the inception of a new method of PE which allows for subsecond PE, which the tradiitional sampling methods cannot obtain alone.</text:span></text:p>
      <text:p text:style-name="P29"/>
      <text:p text:style-name="P29">This speed element motivates deep-learning approaches to speed up sampling rate post training. Much work has been done deep-learning for all steps of GW DA \cite{mlreview2020,PhysRevLett.120.141103}→<text:span text:style-name="T52"> expan and talk about the ml review in detail</text:span>, in <text:span text:style-name="T52">particular</text:span> PE with some software <text:span text:style-name="T48">opting to enhance current sampling methods \cite{williams2021nested}, we present a method to completely replace old tehcniques, using a tehcnique called VI \cite{1904.06264} which circumvents costly likelihood cals to produce a meaningful batch of samples in subsecond run-times post-training.</text:span></text:p>
      <text:p text:style-name="P29"/>
      <text:p text:style-name="Standard"><text:span text:style-name="T28">An ideal solution for this run-time bottleneck is the implementation of deep-learning methods. Much work is currently being done on implementing DL </text:span><text:span text:style-name="T29">techniques</text:span><text:span text:style-name="T28"> into both the detection~\cite{</text:span><text:span text:style-name="T3">PhysRevLett.120.141103</text:span><text:span text:style-name="T28">} </text:span><text:span text:style-name="T29">and PE pipelines. With a recent review~\cite{mlreview2020} discussing the trajectory for DL to transform many aspects of GW searches, classification and data analysis. With DL approaches, some works have been focussed on enhancing traditional sampling methods~\cite{williams2021nested} by reducing the effective number of costly likelihood calculations during sampling. Other methods~\cite{stephengreen2020,vitpaper} look to completely replace traiditonal methods, circumventing need for costly likelihood evaluations using a technique called VI~\cite{</text:span><text:span text:style-name="T3">1904.06264</text:span><text:span text:style-name="T29">}. Once trained, these methods boast sub-second run-times as seen in Table 2.</text:span></text:p>
      <text:p text:style-name="P43"><text:span text:style-name="T11">Subsection 3 – Deep-learning approaches </text:span><text:span text:style-name="T12">No equation, No tables, No fig 500 words </text:span><text:span text:style-name="T13">Skeleton:</text:span></text:p>
      <text:p text:style-name="P3"/>
      <text:p text:style-name="P36">Intro DL as a whole/premise/computational technique – introduce the term hyperparams.</text:p>
      <text:p text:style-name="P36"/>
      <text:p text:style-name="P36"/>
      <text:p text:style-name="P37">Conceptually:</text:p>
      <text:p text:style-name="P15">At the <text:s/>very <text:s/>fundamental level machine learning (ML) is a category of artificial intelligence that enables computers to think and learn on their own. Machines <text:s/>rely <text:s/>on data contrary <text:s/>to what <text:s/>comes <text:s/>naturally <text:s/>to <text:s/>humans: learning from <text:s/>experience. <text:s/>It is all about making computers modify their actions in order to improve the actions to attain more accuracy, where accuracy is measured in terms of the number of times times the chosen actions results into correct ones. <text:span text:style-name="T63">Provides learning capabilities to computer without explicit programming</text:span></text:p>
      <text:p text:style-name="P15"/>
      <text:p text:style-name="P40">Mathematically:</text:p>
      <text:p text:style-name="P15">Deep learning can be broadly defined as a family of algorithms employing artificial neural networks <text:span text:style-name="T63">(NNs)</text:span> to discover knowledge from experience for predictions or decision-making<text:span text:style-name="T62">~\cite{dl1}</text:span>. <text:s/>A normal artificial neural network in deep learning usually connects a sequence o<text:span text:style-name="T61">f </text:span>weight matrix followed by a nonlinear activation function as a network, which is typical of a considerably large parameter size. The term of deep learning was introduced to machine learning by Dechter<text:span text:style-name="T63">~\cite{dlog}</text:span>Deep learning discovers intricate structure in large data sets by using the backpropagation algorithm to indicate how a machine should change its internal parameters that are used to compute the representation in each layer from the representation in the previous layer.</text:p>
      <text:p text:style-name="P14"/>
      <text:p text:style-name="P14"/>
      <text:p text:style-name="P36"/>
      <text:p text:style-name="P38"><text:span text:style-name="T45">A specific type of DL NN is generative model which have been shown to be good for approximate inference </text:span><text:span text:style-name="T46">from incomplete data</text:span><text:span text:style-name="T45"> \cite{1807.03653,bond2021deep} </text:span><text:span text:style-name="T47">a recent comparative analysis of gen models &lt;--</text:span></text:p>
      <text:p text:style-name="P38"><text:span text:style-name="T45"/></text:p>
      <text:p text:style-name="P39"><text:span text:style-name="T45">M</text:span><text:span text:style-name="T44">uch work has been done on gen models with two in particular being well suited for our task</text:span></text:p>
      <text:p text:style-name="P39"><text:span text:style-name="T44"/></text:p>
      <text:p text:style-name="P39"><text:span text:style-name="T44">Norm flows – descibe breifly uses Nns to learn an invertiblelinear mapping from original distribution to unit normal which is easier to sample from – </text:span></text:p>
      <text:p text:style-name="P39"><text:span text:style-name="T44"/></text:p>
      <text:p text:style-name="P39"><text:span text:style-name="T44">VAEs – breifly describe – uses encoder and decoder networks to map input distribution to lower dim latent space dim and reconstructs from there.</text:span></text:p>
      <text:p text:style-name="P39"><text:span text:style-name="T44"/></text:p>
      <text:p text:style-name="P39"><text:span text:style-name="T44">Norm flows has been shown to be very successful in this task \cite{williams2021nested,stephengreen2020,papamakarios2019normalizing} However, due to faster training and similar sample quality (from bond2021 – word nicely) we opted to use a VAE for our VI task, aptly names Vitamin.</text:span></text:p>
      <text:p text:style-name="P3"/>
      <text:p text:style-name="P10"/>
      <text:p text:style-name="P10"/>
      <text:p text:style-name="P44"><text:span text:style-name="T11">Subsection </text:span><text:span text:style-name="T12">4</text:span><text:span text:style-name="T11"> – </text:span><text:span text:style-name="T12">Vitamin</text:span><text:span text:style-name="T11"> </text:span><text:span text:style-name="T13">2</text:span><text:span text:style-name="T12"> equation</text:span><text:span text:style-name="T13">s</text:span><text:span text:style-name="T12">, No tables, 1 fig:monte_flow <text:s/>1500 words</text:span></text:p>
      <text:p text:style-name="P17"><text:span text:style-name="T12"/></text:p>
      <text:p text:style-name="P18"><text:span text:style-name="T12">W</text:span><text:span text:style-name="T4">e present vit, state follow on work from hutner’s paper and name is paper 1 – </text:span><text:span text:style-name="T19">need to say it’s only BBH signals so far.</text:span></text:p>
      <text:p text:style-name="P18"><text:span text:style-name="T12">S</text:span><text:span text:style-name="T4">tart with more specific intro of what CVAE is with figure straight away (caption following from hutner’s paper)</text:span></text:p>
      <text:p text:style-name="P18"><text:span text:style-name="T4"/></text:p>
      <text:p text:style-name="P19"><text:span text:style-name="T4">2 equations, talk about right hand side of fig1 only (training is in methods), </text:span><text:span text:style-name="T14">put the proposal posterior equation first!something like – to train the model we look to minimise the cost function: (eq) which is minimised when our porposal posterior tends to our true posterior.(footnote – notation both true and target posteriors use p(x|y) the true posterior is used in training/validation only whereas the targter posterior in this paper comes from old school dynesty sampler) Will talk more about training in Section~\ref{methods:model training}.</text:span></text:p>
      <text:p text:style-name="P19"><text:span text:style-name="T14"/></text:p>
      <text:p text:style-name="P20"><text:span text:style-name="T4">(remember punctuation after equations)</text:span></text:p>
      <text:p text:style-name="P20"><text:span text:style-name="T4"/></text:p>
      <text:p text:style-name="P21"><text:span text:style-name="T4">Compare speed to others (table 2 – normflows with VI stephen green) from table 2 we can see the large jump in run timeusing VI compared to other techniques. </text:span></text:p>
      <text:p text:style-name="P21"><text:span text:style-name="T4"/></text:p>
      <text:p text:style-name="P21"><text:span text:style-name="T4">However using VI limits versatility </text:span><text:span text:style-name="T15">for speed</text:span><text:span text:style-name="T4">, so we present a method to </text:span><text:span text:style-name="T15">estimate likeloods of proposal posterior samples using Monte Carlo methods.</text:span></text:p>
      <text:p text:style-name="P21"><text:span text:style-name="T15"/></text:p>
      <text:p text:style-name="P22"><text:span text:style-name="T15">Having the ability to evaluate likelihoods open the door for many useful applications such as evaluating the Bayesian evidence as in equation 3. A particularly useful application </text:span><text:span text:style-name="T16">called likelihood </text:span><text:span text:style-name="T15">was </text:span><text:span text:style-name="T16">shown to be successful</text:span><text:span text:style-name="T15"> in~\cite{OzGrav}. </text:span><text:span text:style-name="T16">In this paper they used an approximate waveform generator~\cite{IMRPhenomD} to generate a proposal posterior </text:span><text:span text:style-name="T17">using the Bilby implementation of cpnest </text:span><text:span text:style-name="T16">and reweigh it according to likelihood ratios with a more complete, but computationally expensive, waveform generator~\cite{NRHybSur3dq8} </text:span><text:span text:style-name="T17">using a process called sampling-importance resampling (SIR)~\cite{brian2006resampling}. They found by rewighting the likelihoods of the two distierbutions, they could effectively simulate sampling from the target posterior without having to ever run sampler on computationally expensive waveforms.</text:span></text:p>
      <text:p text:style-name="P22"><text:span text:style-name="T17"/></text:p>
      <text:p text:style-name="P23"><text:span text:style-name="T17">Once we have estimated our </text:span><text:span text:style-name="T18">proposal </text:span><text:span text:style-name="T17">likelihoods, we look to e use a similar SIR approach to reweigh our samples according to their likleihood ratio relative to our target posterior evaluated using the Bilby implementation of dynesty </text:span><text:span text:style-name="T18">to improve the results of vitamin.</text:span></text:p>
      <text:p text:style-name="P23"><text:span text:style-name="T18"/></text:p>
      <text:p text:style-name="P25"><text:span text:style-name="T18">T</text:span><text:span text:style-name="T4">he structure of the paper is as follows. </text:span></text:p>
      <text:p text:style-name="P22"><text:span text:style-name="T17"/></text:p>
      <text:p text:style-name="P22"><text:span text:style-name="T17"/></text:p>
      <text:p text:style-name="P24"><text:span text:style-name="T4">Signposting:</text:span></text:p>
      <text:p text:style-name="P24"><text:span text:style-name="T4"/></text:p>
      <text:p text:style-name="P24"><text:span text:style-name="T4">In Section 2 we discuss the methods behind </text:span><text:span text:style-name="T18">training our model in our reduced parameters space and desicbe monte carlo methods for likleihood evaluation and reweighting. In Section 3, we discus the quality of these proposal likelihoods using qualitative sle-consistency and quantitative reproducibility tests. We then go on to evaluate the suitability of the SIR method for our resampling compared to the success of \cite{OzGrav}. Finally, in Section 4, we contextualise our results in the wider field of rapid PE by DL and reiterate the significance of added versatility of vitamin and set out the roadmap of related future work.</text:span></text:p>
      <text:p text:style-name="P24"><text:span text:style-name="T4"/></text:p>
      <text:p text:style-name="P24"><text:span text:style-name="T4"/></text:p>
      <text:p text:style-name="P20"><text:span text:style-name="T4"/></text:p>
      <text:p text:style-name="P20"><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1:26.966790798</meta:creation-date>
    <meta:generator>LibreOffice/6.4.6.2$Linux_X86_64 LibreOffice_project/40$Build-2</meta:generator>
    <dc:date>2021-03-24T18:44:24.094171805</dc:date>
    <meta:editing-duration>PT1H57M40S</meta:editing-duration>
    <meta:editing-cycles>25</meta:editing-cycles>
    <meta:document-statistic meta:table-count="0" meta:image-count="0" meta:object-count="0" meta:page-count="6" meta:paragraph-count="60" meta:word-count="2232" meta:character-count="15575" meta:non-whitespace-character-count="13351"/>
  </office:meta>
</office:document-meta>
</file>